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01475cc" officeooo:paragraph-rsid="001475cc" style:font-weight-asian="bold" style:font-weight-complex="bold"/>
    </style:style>
    <style:style style:name="P2" style:family="paragraph" style:parent-style-name="Standard">
      <style:text-properties officeooo:rsid="00110436" officeooo:paragraph-rsid="00110436"/>
    </style:style>
    <style:style style:name="P3" style:family="paragraph" style:parent-style-name="Standard">
      <style:text-properties fo:font-weight="bold" officeooo:rsid="00110436" officeooo:paragraph-rsid="00110436" style:font-weight-asian="bold" style:font-weight-complex="bold"/>
    </style:style>
    <style:style style:name="P4" style:family="paragraph" style:parent-style-name="Standard">
      <style:text-properties fo:font-weight="normal" officeooo:rsid="00110436" officeooo:paragraph-rsid="00110436" style:font-weight-asian="normal" style:font-weight-complex="normal"/>
    </style:style>
    <style:style style:name="P5" style:family="paragraph" style:parent-style-name="Standard">
      <style:text-properties fo:font-weight="normal" officeooo:rsid="001369d5" officeooo:paragraph-rsid="001369d5" style:font-weight-asian="normal" style:font-weight-complex="normal"/>
    </style:style>
    <style:style style:name="P6" style:family="paragraph" style:parent-style-name="Standard">
      <style:text-properties fo:font-style="italic" fo:font-weight="normal" officeooo:rsid="00110436" officeooo:paragraph-rsid="00110436" style:font-style-asian="italic" style:font-weight-asian="normal" style:font-style-complex="italic" style:font-weight-complex="normal"/>
    </style:style>
    <style:style style:name="P7" style:family="paragraph" style:parent-style-name="Standard">
      <style:text-properties fo:font-style="italic" fo:font-weight="normal" officeooo:rsid="00122dbe" officeooo:paragraph-rsid="00122dbe" style:font-style-asian="italic" style:font-weight-asian="normal" style:font-style-complex="italic" style:font-weight-complex="normal"/>
    </style:style>
    <style:style style:name="P8" style:family="paragraph" style:parent-style-name="Standard">
      <style:text-properties fo:font-style="italic" fo:font-weight="normal" officeooo:rsid="001369d5" officeooo:paragraph-rsid="001369d5" style:font-style-asian="italic" style:font-weight-asian="normal" style:font-style-complex="italic" style:font-weight-complex="normal"/>
    </style:style>
    <style:style style:name="P9" style:family="paragraph" style:parent-style-name="Standard">
      <style:text-properties fo:font-style="normal" fo:font-weight="normal" officeooo:rsid="00110436" officeooo:paragraph-rsid="00110436" style:font-style-asian="normal" style:font-weight-asian="normal" style:font-style-complex="normal" style:font-weight-complex="normal"/>
    </style:style>
    <style:style style:name="P10" style:family="paragraph" style:parent-style-name="Standard">
      <style:text-properties fo:font-style="normal" fo:font-weight="normal" officeooo:rsid="00122dbe" officeooo:paragraph-rsid="00122dbe" style:font-style-asian="normal" style:font-weight-asian="normal" style:font-style-complex="normal" style:font-weight-complex="normal"/>
    </style:style>
    <style:style style:name="P11" style:family="paragraph" style:parent-style-name="Standard">
      <style:text-properties fo:font-style="normal" fo:font-weight="normal" officeooo:rsid="001369d5" officeooo:paragraph-rsid="001369d5" style:font-style-asian="normal" style:font-weight-asian="normal" style:font-style-complex="normal" style:font-weight-complex="normal"/>
    </style:style>
    <style:style style:name="P12" style:family="paragraph" style:parent-style-name="Standard">
      <style:text-properties fo:font-style="normal" fo:font-weight="bold" officeooo:rsid="001369d5" officeooo:paragraph-rsid="001369d5" style:font-style-asian="normal" style:font-weight-asian="bold" style:font-style-complex="normal" style:font-weight-complex="bold"/>
    </style:style>
    <style:style style:name="P13" style:family="paragraph" style:parent-style-name="Standard" style:list-style-name="L2">
      <style:text-properties fo:font-weight="normal" officeooo:rsid="001369d5" officeooo:paragraph-rsid="001369d5" style:font-weight-asian="normal" style:font-weight-complex="normal"/>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P21" style:family="paragraph" style:parent-style-name="Standard" style:list-style-name="L10">
      <style:text-properties officeooo:paragraph-rsid="00165b17"/>
    </style:style>
    <style:style style:name="P22" style:family="paragraph" style:parent-style-name="Standard" style:list-style-name="L11"/>
    <style:style style:name="P23" style:family="paragraph" style:parent-style-name="Standard" style:list-style-name="L11">
      <style:text-properties officeooo:paragraph-rsid="00165b17"/>
    </style:style>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5">
      <style:text-properties officeooo:paragraph-rsid="00165b17"/>
    </style:style>
    <style:style style:name="P29" style:family="paragraph" style:parent-style-name="Standard">
      <style:text-properties fo:font-style="italic" fo:font-weight="normal" officeooo:rsid="00110436" officeooo:paragraph-rsid="00110436" style:font-style-asian="italic" style:font-weight-asian="normal" style:font-style-complex="italic" style:font-weight-complex="normal"/>
    </style:style>
    <style:style style:name="P30" style:family="paragraph" style:parent-style-name="Standard" style:list-style-name="L16"/>
    <style:style style:name="P31" style:family="paragraph" style:parent-style-name="Standard" style:list-style-name="L16">
      <style:text-properties officeooo:paragraph-rsid="00165b17"/>
    </style:style>
    <style:style style:name="P32" style:family="paragraph" style:parent-style-name="Standard" style:list-style-name="L17"/>
    <style:style style:name="P33" style:family="paragraph" style:parent-style-name="Standard" style:list-style-name="L17">
      <style:text-properties officeooo:paragraph-rsid="00165b17"/>
    </style:style>
    <style:style style:name="P34" style:family="paragraph" style:parent-style-name="Standard">
      <style:text-properties fo:color="#000000" style:font-name="Arial1" fo:font-size="10pt" style:font-size-asian="10pt"/>
    </style:style>
    <style:style style:name="P35" style:family="paragraph" style:parent-style-name="Standard" style:list-style-name="L1">
      <style:text-properties officeooo:rsid="00165b17" officeooo:paragraph-rsid="00165b17"/>
    </style:style>
    <style:style style:name="P36" style:family="paragraph" style:parent-style-name="Standard" style:list-style-name="L6">
      <style:text-properties officeooo:rsid="00165b17" officeooo:paragraph-rsid="00165b17"/>
    </style:style>
    <style:style style:name="P37" style:family="paragraph" style:list-style-name="L4"/>
    <style:style style:name="P38" style:family="paragraph" style:list-style-name="L7"/>
    <style:style style:name="T1" style:family="text">
      <style:text-properties officeooo:rsid="00165b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leiding</text:p>
      <text:p text:style-name="P5">Dit document beschrijft de functionele en technische wijzigingen bij de overgang van imge030<text:span text:style-name="T1">1</text:span> naar imgeo030<text:span text:style-name="T1">2</text:span> op hoofdlijnen en geeft daarnaast per bestand in de set wsdl's en xsd's aan wat er precies in dat bestand gewijzigd is.</text:p>
      <text:p text:style-name="P12"/>
      <text:p text:style-name="P3">Functionele wijzigingen</text:p>
      <text:p text:style-name="P2">Bij de overgang naar imgeo030<text:span text:style-name="T1">2</text:span> zijn de volgende functionele wijzigingen doorgevoerd:</text:p>
      <text:list xml:id="list2335055260302736791" text:style-name="L1">
        <text:list-item>
          <text:p text:style-name="P35">In alle basis-complexTypes voor BGT-objecttypen met uitzondering van Plaatsbepalingspunt is het element StUF:aanvullendeElementen toegevoegd.</text:p>
        </text:list-item>
        <text:list-item>
          <text:p text:style-name="P35">Binnen het horizontale koppelvlak is dit element toegevoegd in alle “TW-bor” en “TW-imgeo” complexTypes.</text:p>
        </text:list-item>
        <text:list-item>
          <text:p text:style-name="P35">Binnen het horizontale koppelvlak is het element 'beheerder' verwijderd in alle “TW-bor” en “TW-imgeo” complexTypes.</text:p>
        </text:list-item>
        <text:list-item>
          <text:p text:style-name="P35">De folder geo-bor is toegevoegd met daarbinnen het schema geo-bor0100.xsd voor de aanvullende elementen voor het horizontale koppelvlak. Deze folder bevat ook een voorbeeldbericht zoals het over de lijn hoort te gaan en een voorbeeldbericht dat volledig gevalideerd kan worden, nadat StUF:schemaLocation is vervangen door xsk:schemaLocation met de relatieve locatie van het geo-bor0100- schema.</text:p>
        </text:list-item>
      </text:list>
      <text:p text:style-name="P2"/>
      <text:p text:style-name="P3">Technische wijzigingen</text:p>
      <text:p text:style-name="P4">Bij de overgang naar imgeo03<text:span text:style-name="T1">02</text:span> zijn <text:span text:style-name="T1">de volgende</text:span> technische wijzigingen doorgevoerd:</text:p>
      <text:list xml:id="list3640862237797010642" text:style-name="L2">
        <text:list-item>
          <text:p text:style-name="P13">De namespace is gewijzigd van <text:a xlink:type="simple" xlink:href="http://www.geostandaarden.nl/imgeo/2.1/stuf-imgeo" text:style-name="Internet_20_link" text:visited-style-name="Visited_20_Internet_20_Link">http://www.geostandaarden.nl/imgeo/2.1/stuf-imgeo</text:a>/<text:span text:style-name="T1">1.2</text:span> in <text:a xlink:type="simple" xlink:href="http://www.geostandaarden.nl/imgeo/2.1/stuf-imgeo/1.2" text:style-name="Internet_20_link" text:visited-style-name="Visited_20_Internet_20_Link">http://www.geostandaarden.nl/imgeo/2.1/stuf-imgeo/1.</text:a><text:span text:style-name="T1">3</text:span></text:p>
        </text:list-item>
        <text:list-item>
          <text:p text:style-name="P13">In de bestandsnamen is imgeo030<text:span text:style-name="T1">1</text:span> gewijzigd naar imgeo030<text:span text:style-name="T1">2</text:span>.</text:p>
        </text:list-item>
        <text:list-item>
          <text:p text:style-name="P13">De waarde van het attribute soapAction <text:span text:style-name="T1">en waar nodig het attribute wsam:Action</text:span> in de wsdl's <text:span text:style-name="T1">is </text:span>gewijzigd in verband met de nieuwe namespace</text:p>
        </text:list-item>
      </text:list>
      <text:p text:style-name="P4"/>
      <text:p text:style-name="P3">Wijzigingen per bestand</text:p>
      <text:p text:style-name="P4"/>
      <text:p text:style-name="P8">imgeo030<text:span text:style-name="T1">2</text:span>_simpleTypes.xsd</text:p>
      <text:list xml:id="list7077196297559215249" text:style-name="L3">
        <text:list-item>
          <text:p text:style-name="P14">imgeo:namespace en target namespace gewijzigd in http://www.geostandaarden.nl/imgeo/2.1/stuf-imgeo/1.<text:span text:style-name="T1">3</text:span></text:p>
        </text:list-item>
      </text:list>
      <text:p text:style-name="P11"/>
      <text:p text:style-name="P8">imgeo030<text:span text:style-name="T1">2</text:span>_ent_basis.xsd</text:p>
      <text:list xml:id="list2517130861397775165" text:style-name="L4">
        <text:list-item>
          <text:p text:style-name="P15">imgeo:namespace en target namespace gewijzigd in http://www.geostandaarden.nl/imgeo/2.1/stuf-imgeo/1.<text:span text:style-name="T1">3</text:span></text:p>
        </text:list-item>
        <text:list-item>
          <text:p text:style-name="P15">include gewijzigd naar imgeo030<text:span text:style-name="T1">2</text:span>_simpleTypes.xsd</text:p>
        </text:list-item>
        <text:list-item>
          <text:p text:style-name="P15">in alle '-basis' complexTypes met uitzondering van relaties, PBP-basis, EXP-basis, MTB-basis, MTO-basis, MTV-basis, OPV-basis, VAV-basis en WGB-basis het element StUF:aanvullendeElementen toegevoegd</text:p>
        </text:list-item>
      </text:list>
      <text:p text:style-name="P11"/>
      <text:p text:style-name="P7">imgeo030<text:span text:style-name="T1">2</text:span>_ent_horVert.xsd</text:p>
      <text:list xml:id="list3771876529870234601" text:style-name="L5">
        <text:list-item>
          <text:p text:style-name="P16">imgeo:namespace en target namespace gewijzigd in http://www.geostandaarden.nl/imgeo/2.1/stuf-imgeo/1.<text:span text:style-name="T1">3</text:span></text:p>
        </text:list-item>
        <text:list-item>
          <text:p text:style-name="P16">include gewijzigd naar "../entiteiten/imgeo030<text:span text:style-name="T1">2</text:span>_ent_basis.xsd"</text:p>
        </text:list-item>
      </text:list>
      <text:p text:style-name="P10"/>
      <text:p text:style-name="P7">imgeo030<text:span text:style-name="T1">2</text:span>_stuf_msg_horVert.xsd</text:p>
      <text:list xml:id="list7270389435809774767" text:style-name="L6">
        <text:list-item>
          <text:p text:style-name="P36"><text:soft-page-break/>geen wijzigingen</text:p>
        </text:list-item>
      </text:list>
      <text:p text:style-name="Standard"/>
      <text:p text:style-name="P7">imgeo030<text:span text:style-name="T1">2</text:span>_ent_horizontaal.xsd</text:p>
      <text:list xml:id="list5478325885112817478" text:style-name="L7">
        <text:list-item>
          <text:p text:style-name="P17">imgeo:namespace en target namespace gewijzigd in http://www.geostandaarden.nl/imgeo/2.1/stuf-imgeo/1.<text:span text:style-name="T1">3</text:span></text:p>
        </text:list-item>
        <text:list-item>
          <text:p text:style-name="P17">schemaLocation in include gewijzigd van "../horVert/imgeo030<text:span text:style-name="T1">1</text:span>_ent_horVert.xsd" naar "../horVert/imgeo030<text:span text:style-name="T1">2</text:span>_ent_horVert.xsd"</text:p>
        </text:list-item>
        <text:list-item>
          <text:p text:style-name="P17">in alle '-TW-bor' en '-TW-imgeo' complexTypes met uitzondering van relaties het element StUF:aanvullendeElementen toegevoegd en het element beheerder verwijderd</text:p>
        </text:list-item>
      </text:list>
      <text:p text:style-name="P10"/>
      <text:p text:style-name="P7">imgeo030<text:span text:style-name="T1">2</text:span>_stuf_msg_horizontaal.xsd</text:p>
      <text:list xml:id="list4725433151914160024" text:style-name="L8">
        <text:list-item>
          <text:p text:style-name="P18">schemaLocation in include gewijzigd van "../horVert/imgeo030<text:span text:style-name="T1">1</text:span>_stuf_msg_horVert.xsd" naar "../horVert/imgeo030<text:span text:style-name="T1">2</text:span>_stuf_msg_horVert.xsd"</text:p>
        </text:list-item>
      </text:list>
      <text:p text:style-name="Standard"/>
      <text:p text:style-name="P7">imgeo030<text:span text:style-name="T1">2</text:span>_msg_horizontaal.xsd</text:p>
      <text:list xml:id="list7802063397286107767" text:style-name="L9">
        <text:list-item>
          <text:p text:style-name="P19">imgeo:namespace en target namespace gewijzigd in http://www.geostandaarden.nl/imgeo/2.1/stuf-imgeo/1.<text:span text:style-name="T1">3</text:span></text:p>
        </text:list-item>
        <text:list-item>
          <text:p text:style-name="P19">schemaLocation in include gewijzigd van "imgeo030<text:span text:style-name="T1">1</text:span>_ent_horizontaal.xsd" naar "imgeo030<text:span text:style-name="T1">2</text:span>_ent_horizontaal.xsd"</text:p>
        </text:list-item>
        <text:list-item>
          <text:p text:style-name="P19">schemaLocation in import namespace "http://www.egem.nl/StUF/StUF0301" gewijzigd van "imgeo030<text:span text:style-name="T1">1</text:span>_stuf_msg_horizontaal.xsd" naar "imgeo030<text:span text:style-name="T1">2</text:span>_stuf_msg_horizontaal.xsd"</text:p>
        </text:list-item>
      </text:list>
      <text:p text:style-name="P7"/>
      <text:p text:style-name="P7">imgeo030<text:span text:style-name="T1">2</text:span>_ontvangAsynchroon_hor_bor.wsdl</text:p>
      <text:list xml:id="list7080584517166960101" text:style-name="L10">
        <text:list-item>
          <text:p text:style-name="P20">imgeo:namespace en target namespace gewijzigd in http://www.geostandaarden.nl/imgeo/2.1/stuf-imgeo/1.<text:span text:style-name="T1">3</text:span></text:p>
        </text:list-item>
        <text:list-item>
          <text:p text:style-name="P20">in import element binnen het schema element de namespace gewijzigd in "http://www.geostandaarden.nl/imgeo/2.1/stuf-imgeo/1.<text:span text:style-name="T1">3</text:span>"en de schemaLocation in "imgeo030<text:span text:style-name="T1">2</text:span>_msg_horizontaal.xsd"</text:p>
        </text:list-item>
        <text:list-item>
          <text:p text:style-name="P21">binnen het attribute soapAction overal "http://www.geostandaarden.nl/imgeo/2.1/stuf-imgeo/1.2" vervangen door "http://www.geostandaarden.nl/imgeo/2.1/stuf-imgeo/1.<text:span text:style-name="T1">3</text:span>"</text:p>
        </text:list-item>
      </text:list>
      <text:p text:style-name="P10"/>
      <text:p text:style-name="P6">imgeo030<text:span text:style-name="T1">2</text:span>_ontvangAsynchroon_hor_bronhouder.wsdl</text:p>
      <text:list xml:id="list7560959951948721484" text:style-name="L11">
        <text:list-item>
          <text:p text:style-name="P22">imgeo:namespace en target namespace gewijzigd in http://www.geostandaarden.nl/imgeo/2.1/stuf-imgeo/1.<text:span text:style-name="T1">3</text:span></text:p>
        </text:list-item>
        <text:list-item>
          <text:p text:style-name="P22">in import element binnen het schema element de namespace gewijzigd in "http://www.geostandaarden.nl/imgeo/2.1/stuf-imgeo/1.<text:span text:style-name="T1">3</text:span>"en de schemaLocation in "imgeo030<text:span text:style-name="T1">2</text:span>_msg_horizontaal.xsd"</text:p>
        </text:list-item>
        <text:list-item>
          <text:p text:style-name="P23">binnen het attribute soapAction overal "http://www.geostandaarden.nl/imgeo/2.1/stuf-imgeo/1.2" vervangen door "<text:a xlink:type="simple" xlink:href="http://www.geostandaarden.nl/imgeo/2.1/stuf-imgeo/1.2" text:style-name="Internet_20_link" text:visited-style-name="Visited_20_Internet_20_Link">http://www.geostandaarden.nl/imgeo/2.1/stuf-imgeo/1.</text:a><text:span text:style-name="T1">3</text:span>"</text:p>
        </text:list-item>
      </text:list>
      <text:p text:style-name="P9"/>
      <text:p text:style-name="P6">imgeo030<text:span text:style-name="T1">2</text:span>_ent_verticaal.xsd</text:p>
      <text:list xml:id="list1667962492655393897" text:style-name="L12">
        <text:list-item>
          <text:p text:style-name="P24">imgeo:namespace en target namespace gewijzigd in http://www.geostandaarden.nl/imgeo/2.1/stuf-imgeo/1.<text:span text:style-name="T1">3</text:span></text:p>
        </text:list-item>
        <text:list-item>
          <text:p text:style-name="P24">schemaLocation in include gewijzigd van "../horVert/imgeo030<text:span text:style-name="T1">1</text:span>_ent_horVert.xsd" naar "../horVert/imgeo030<text:span text:style-name="T1">2</text:span>_ent_horVert.xsd"</text:p>
        </text:list-item>
      </text:list>
      <text:p text:style-name="P6"/>
      <text:p text:style-name="P6">imgeo030<text:span text:style-name="T1">2</text:span>_stuf_msg_verticaal.xsd</text:p>
      <text:list xml:id="list7327817729018099162" text:style-name="L13">
        <text:list-item>
          <text:p text:style-name="P25"><text:soft-page-break/>schemaLocation in include gewijzigd van "../horVert/imgeo030<text:span text:style-name="T1">1</text:span>_stuf_msg_horVert.xsd" naar "../horVert/imgeo030<text:span text:style-name="T1">2</text:span>_stuf_msg_horVert.xsd"</text:p>
        </text:list-item>
      </text:list>
      <text:p text:style-name="P9"/>
      <text:p text:style-name="P6">imgeo030<text:span text:style-name="T1">2</text:span>_msg_verticaal.xsd</text:p>
      <text:list xml:id="list4180323641007052245" text:style-name="L14">
        <text:list-item>
          <text:p text:style-name="P26">imgeo:namespace en target namespace gewijzigd in http://www.geostandaarden.nl/imgeo/2.1/stuf-imgeo/1.<text:span text:style-name="T1">3</text:span></text:p>
        </text:list-item>
        <text:list-item>
          <text:p text:style-name="P26">schemaLocation in include gewijzigd van "imgeo030<text:span text:style-name="T1">1</text:span>_ent_verticaal.xsd" naar "imgeo030<text:span text:style-name="T1">2</text:span>_ent_verticaal.xsd"</text:p>
        </text:list-item>
        <text:list-item>
          <text:p text:style-name="P26">schemaLocation in import namespace "http://www.egem.nl/StUF/StUF0301" gewijzigd van "imgeo030<text:span text:style-name="T1">1</text:span>_stuf_msg_verticaal.xsd" naar "imgeo030<text:span text:style-name="T1">2</text:span>_stuf_msg_verticaal.xsd"</text:p>
        </text:list-item>
      </text:list>
      <text:p text:style-name="P9"/>
      <text:p text:style-name="P6">imgeo030<text:span text:style-name="T1">2</text:span>_ontvangAsynchroon_vert_LV.wsdl</text:p>
      <text:list xml:id="list8140476206279293386" text:style-name="L15">
        <text:list-item>
          <text:p text:style-name="P27">imgeo:namespace en target namespace gewijzigd in http://www.geostandaarden.nl/imgeo/2.1/stuf-imgeo/1.<text:span text:style-name="T1">3</text:span></text:p>
        </text:list-item>
        <text:list-item>
          <text:p text:style-name="P27">in import element binnen het schema element de namespace gewijzigd in "http://www.geostandaarden.nl/imgeo/2.1/stuf-imgeo/1.<text:span text:style-name="T1">3</text:span>"en de schemaLocation in "imgeo030<text:span text:style-name="T1">2</text:span>_msg_verticaal.xsd"</text:p>
        </text:list-item>
        <text:list-item>
          <text:p text:style-name="P28">binnen het attribute <text:span text:style-name="T1">wsam:Action en het attribute </text:span>soapAction overal "http://www.geostandaarden.nl/imgeo/2.1/stuf-imgeo/1.2" vervangen door "http://www.geostandaarden.nl/imgeo/2.1/stuf-imgeo/1.<text:span text:style-name="T1">3</text:span>"</text:p>
        </text:list-item>
      </text:list>
      <text:p text:style-name="P6"/>
      <text:p text:style-name="P6">imgeo030<text:span text:style-name="T1">2</text:span>_ontvangAsynchroon_vert_bronhouder.wsdl</text:p>
      <text:list xml:id="list8559548831459367918" text:style-name="L16">
        <text:list-item>
          <text:p text:style-name="P30">imgeo:namespace en target namespace gewijzigd in http://www.geostandaarden.nl/imgeo/2.1/stuf-imgeo/1.<text:span text:style-name="T1">3</text:span></text:p>
        </text:list-item>
        <text:list-item>
          <text:p text:style-name="P30">in import element binnen het schema element de namespace gewijzigd in "http://www.geostandaarden.nl/imgeo/2.1/stuf-imgeo/1.<text:span text:style-name="T1">3</text:span>"en de schemaLocation in "imgeo030<text:span text:style-name="T1">2</text:span>_msg_verticaal.xsd"</text:p>
        </text:list-item>
        <text:list-item>
          <text:p text:style-name="P31">binnen het attribute <text:span text:style-name="T1">wsam:Action en het attribute </text:span>soapAction overal "http://www.geostandaarden.nl/imgeo/2.1/stuf-imgeo/1.2" vervangen door "http://www.geostandaarden.nl/imgeo/2.1/stuf-imgeo/1.<text:span text:style-name="T1">3</text:span>"</text:p>
        </text:list-item>
      </text:list>
      <text:p text:style-name="P9"/>
      <text:p text:style-name="P6">imgeo030<text:span text:style-name="T1">2</text:span>_ontvangAsynchroon_vert_SVB.wsdl</text:p>
      <text:list xml:id="list1238144419368288503" text:style-name="L17">
        <text:list-item>
          <text:p text:style-name="P32">imgeo:namespace en target namespace gewijzigd in http://www.geostandaarden.nl/imgeo/2.1/stuf-imgeo/1.<text:span text:style-name="T1">3</text:span></text:p>
        </text:list-item>
        <text:list-item>
          <text:p text:style-name="P32"><text:s/>in import element binnen het schema element de namespace gewijzigd in "http://www.geostandaarden.nl/imgeo/2.1/stuf-imgeo/1.<text:span text:style-name="T1">3</text:span>"en de schemaLocation in "imgeo030<text:span text:style-name="T1">2</text:span>_msg_verticaal.xsd"</text:p>
        </text:list-item>
        <text:list-item>
          <text:p text:style-name="P33">binnen het attribute <text:span text:style-name="T1">wsam:Action en het attribute </text:span>soapAction overal "http://www.geostandaarden.nl/imgeo/2.1/stuf-imgeo/1.2" vervangen door "http://www.geostandaarden.nl/imgeo/2.1/stuf-imgeo/1.<text:span text:style-name="T1">3</text:span>"</text:p>
        </text:list-item>
      </text:list>
      <text:p text:style-name="Standard"/>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bold" officeooo:rsid="001475cc" officeooo:paragraph-rsid="001475cc" style:font-weight-asian="bold" style:font-weight-complex="bold"/>
    </style:style>
    <style:style style:name="MT1" style:family="text">
      <style:text-properties officeooo:rsid="00165b17"/>
    </style:style>
    <style:page-layout style:name="Mpm1">
      <style:page-layout-properties fo:page-width="21.001cm" fo:page-height="29.7cm" style:num-format="1" style:print-orientation="portrait" fo:margin-top="1.455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529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Wijzigingen gaande van imgeo030<text:span text:style-name="MT1">1</text:span> naar imgeo030<text:span text:style-name="MT1">2</text:span></text:p>
      </style:header>
      <style:footer>
        <text:p text:style-name="Footer"><text:tab/><text:tab/><text:tab/><text:tab/><text:tab/><text:tab/> –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6:00:07.961000000</meta:creation-date>
    <meta:generator>LibreOffice/4.3.7.2$Windows_x86 LibreOffice_project/8a35821d8636a03b8bf4e15b48f59794652c68ba</meta:generator>
    <dc:date>2015-06-08T13:49:28.590000000</dc:date>
    <meta:editing-duration>PT34M</meta:editing-duration>
    <meta:editing-cycles>3</meta:editing-cycles>
    <meta:document-statistic meta:table-count="0" meta:image-count="0" meta:object-count="0" meta:page-count="3" meta:paragraph-count="66" meta:word-count="606" meta:character-count="6717" meta:non-whitespace-character-count="6209"/>
  </office:meta>
</office:document-meta>
</file>